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Standard">
      <style:text-properties officeooo:rsid="003ea90c" officeooo:paragraph-rsid="001d64e7"/>
    </style:style>
    <style:style style:name="P12" style:family="paragraph" style:parent-style-name="Text_20_body">
      <style:paragraph-properties fo:margin-top="0in" fo:margin-bottom="0in" loext:contextual-spacing="false"/>
    </style:style>
    <style:style style:name="P13" style:family="paragraph" style:parent-style-name="Text_20_body">
      <style:text-properties officeooo:rsid="001d64e7" officeooo:paragraph-rsid="004039b8"/>
    </style:style>
    <style:style style:name="P14" style:family="paragraph" style:parent-style-name="Text_20_body">
      <style:text-properties officeooo:paragraph-rsid="001d64e7"/>
    </style:style>
    <style:style style:name="P15" style:family="paragraph" style:parent-style-name="Preformatted_20_Text" style:list-style-name="L1"/>
    <style:style style:name="P16" style:family="paragraph" style:parent-style-name="Preformatted_20_Text" style:list-style-name="L1">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1813218950" text:style-name="L1">
        <text:list-item>
          <text:p text:style-name="P17"><text:span text:style-name="Source_20_Text"><text:span text:style-name="T1">crontab -l</text:span></text:span><text:span text:style-name="T1"> Output:</text:span></text:p>
          <text:p text:style-name="P16"><text:span text:style-name="Source_20_Text">*/12 * * * * /usr/bin/curl ... &gt;&gt; /home/tamer/Desktop/home_office/ddns_server_catching/ipupdate.log 2&gt;&amp;1</text:span></text:p>
          <text:p text:style-name="P17"><text:span text:style-name="T1">Meaning:</text:span> The job is installed correctly. It will run every 12 minutes and log all output (stdout and stderr) to the specified file in your home directory.</text:p>
        </text:list-item>
        <text:list-item>
          <text:p text:style-name="P17"><text:span text:style-name="Source_20_Text"><text:span text:style-name="T1">tail -f</text:span></text:span><text:span text:style-name="T1"> Output:</text:span></text:p>
          <text:p text:style-name="P15"><text:span text:style-name="Source_20_Text">% Total <text:s text:c="2"/>% Received ...</text:span></text:p>
          <text:p text:style-name="P15"><text:span text:style-name="Source_20_Text">100 <text:s text:c="2"/>125 100 <text:s text:c="3"/>99 <text:s/>100 <text:s text:c="3"/>26 <text:s text:c="5"/>25 <text:s text:c="5"/>6 <text:s/>0:00:04 <text:s/>0:00:03 <text:s/>0:00:01 <text:s text:c="3"/>32</text:span></text:p>
          <text:p text:style-name="P16"><text:span text:style-name="Source_20_Text">{"code":0,"message":"Success - makinetasarim.work.gd IP stays as 78.174.213.108"}</text:span></text:p>
          <text:p text:style-name="P18"><text:soft-page-break/>Meaning:</text:p>
          <text:list>
            <text:list-item>
              <text:p text:style-name="P17">The <text:span text:style-name="Source_20_Text">curl</text:span> command executed successfully.</text:p>
            </text:list-item>
            <text:list-item>
              <text:p text:style-name="P17">It contacted the DNS service API.</text:p>
            </text:list-item>
            <text:list-item>
              <text:p text:style-name="P17">The service returned a <text:span text:style-name="T1">Success</text:span> code (<text:span text:style-name="Source_20_Text">"code":0</text:span>).</text:p>
            </text:list-item>
            <text:list-item>
              <text:p text:style-name="P17">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2">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4"><text:span text:style-name="Source_20_Text"><text:span text:style-name="T1"/></text:span></text:p>
      <text:p text:style-name="P3"/>
      <text:p text:style-name="P3"/>
      <text:p text:style-name="P4"/>
      <text:p text:style-name="P3"/>
      <text:p text:style-name="P13"><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1">github token:</text:p>
      <text:p text:style-name="P3">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</text:p>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
      <text:p text:style-name="P3"/>
      <text:p text:style-name="P5"><text:soft-page-break/>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21:04:01.603041322</dc:date>
    <meta:editing-duration>PT16H22M50S</meta:editing-duration>
    <meta:editing-cycles>24</meta:editing-cycles>
    <meta:generator>LibreOffice/6.4.7.2$Linux_X86_64 LibreOffice_project/40$Build-2</meta:generator>
    <meta:document-statistic meta:table-count="0" meta:image-count="0" meta:object-count="0" meta:page-count="4" meta:paragraph-count="92" meta:word-count="693" meta:character-count="6300" meta:non-whitespace-character-count="5459"/>
  </office:meta>
</office:document-meta>
</file>